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2025-02-2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2023-12-10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2022-12-1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2021-12-11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2021-01-09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2019-12-11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2018-01-24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904" calcext:value-type="float">
            <text:p>36.56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2017-01-1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201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2008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200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200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200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200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200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1168" calcext:value-type="float">
            <text:p>34.4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199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288" calcext:value-type="float">
            <text:p>34.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199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199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7992" calcext:value-type="float">
            <text:p>34.9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199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199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199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199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199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199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198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198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198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198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198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196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5544" calcext:value-type="float">
            <text:p>39.7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3901</text:p>
          </table:table-cell>
          <table:table-cell office:value-type="string" calcext:value-type="string">
            <text:p>Post West Quad</text:p>
          </table:table-cell>
          <table:table-cell office:value-type="string" calcext:value-type="string">
            <text:p>195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